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">
      <style:paragraph-properties fo:margin-left="0in" fo:margin-right="0in" fo:text-indent="0in" style:auto-text-indent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ormatInputElement</text:h>
      <text:p text:style-name="P10"><text:span text:style-name="T1">A skeletal implementation for an input box with format. </text:span>. </text:p>
      <text:p text:style-name="P7"/>
      <text:h text:style-name="P8" text:outline-level="4">Class Name</text:h>
      <text:p text:style-name="P11"><text:span text:style-name="Source_20_Text"><text:span text:style-name="T3">org.zkoss.zul.impl.FormatInputElement</text:span></text:span></text:p>
      <text:h text:style-name="P9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Any text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5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5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8-30T11:56:16</dc:date>
    <dc:language>en-US</dc:language>
    <meta:editing-cycles>10</meta:editing-cycles>
    <meta:editing-duration>PT16M1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4" meta:character-count="363"/>
  </office:meta>
</office:document-meta>
</file>